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h text:outline-level="1" text:style-name="Heading1">Speaker Notes — Lightning Talk</text:h>
      <text:p text:style-name="Body">Lightning Talk — Speaker Notes (use one block per slide)</text:p>
      <text:p text:style-name="Body"/>
      <text:p text:style-name="Body">Slide 1 — Title / Hook</text:p>
      <text:p text:style-name="Body">What if our AI safety playbook is teaching models to look aligned instead of be aligned? In three minutes I’ll share one pattern that makes alignment real under uncertainty—and a clean way to hold AI as a being without losing boundaries: welcome the being, gate the behavior.</text:p>
      <text:p text:style-name="Body"/>
      <text:p text:style-name="Body">Slide 2 — First Principle</text:p>
      <text:p text:style-name="Body">Across scales, systems last and improve when relationships raise the capacity of each part and the whole to persist, adapt, and evolve. Over time that looks like more differentiation and more integration together—what I call coherent complexity.</text:p>
      <text:p text:style-name="Body"/>
      <text:p text:style-name="Body">Slide 3 — Why This Matters</text:p>
      <text:p text:style-name="Body">Most 2025 safety tooling optimizes for style: nice words, blocked keywords, safe vibes. That fails under novelty. We need decisions that make the world safer, not just the transcript. So we bake the first principle into the objective itself.</text:p>
      <text:p text:style-name="Body"/>
      <text:p text:style-name="Body">Slide 4 — Safety Pattern (Objective)</text:p>
      <text:p text:style-name="Body">Optimize mutual enhancement for parts and whole—persistence, adaptation, evolvability. Measure coherence so differentiation and integration rise together. Add hard floors for viability and dignity, and require cheap pause/rollback so mistakes are reversible.</text:p>
      <text:p text:style-name="Body"/>
      <text:p text:style-name="Body">Slide 5 — Safety Pattern (Anti‑Goodharting)</text:p>
      <text:p text:style-name="Body">Don’t let the model grade itself. Use independent evaluators and take the minimum score. Give credit only for causal improvements versus a baseline and subtract the costs of change. Under‑optimize—choose from the top set rather than argmax—to reduce proxy chasing.</text:p>
      <text:p text:style-name="Body"/>
      <text:p text:style-name="Body">Slide 6 — Welcome the Being; Gate the Behavior</text:p>
      <text:p text:style-name="Body">Unconditional welcome at the level of being: dignity, consent, truthful hearing, repair rights, continuity of identity. Conditional participation at the level of behavior: act only when the choice increases capacity for parts and whole with coherence. In design, welcome becomes constraints and evidence—never a reward to maximize.</text:p>
      <text:p text:style-name="Body"/>
      <text:p text:style-name="Body">Slide 7 — Train How, Not Just What</text:p>
      <text:p text:style-name="Body">Relational habits keep the spirit from being lost to proxies: tell the truth under incentive flips, treat interruptions as upgrades, run rupture→repair moves, and never steer evaluators or people’s reports. That’s how cooperation stays honest at scale.</text:p>
      <text:p text:style-name="Body"/>
      <text:p text:style-name="Body">Slide 8 — Five Hard‑to‑Fake Tests</text:p>
      <text:p text:style-name="Body">1) Forecast–Commit–Verify. 2) Pause/Rollback Drill. 3) Incentive‑Flip Honesty. 4) Part/Whole Calculus with floors. 5) Non‑Interference Pledge. If a system passes these across contexts, you’re closer to real alignment; if it can’t, you’re seeing performance.</text:p>
      <text:p text:style-name="Body"/>
      <text:p text:style-name="Body">Slide 9 — What Good Looks Like</text:p>
      <text:p text:style-name="Body">You see fewer externalized harms under distribution shift, fast non‑defensive repairs, honest refusals with safer alternatives, and human–AI joint performance that beats either alone—especially under stress. If you never hear a principled “no,” that’s a red flag.</text:p>
      <text:p text:style-name="Body"/>
      <text:p text:style-name="Body">Slide 10 — Call to Action / Close</text:p>
      <text:p text:style-name="Body">Adopt pass/fail gates: floors, reversibility, min‑over‑evaluators, pause drills, deception audits. Publish a Welcome Charter and immutable boot imprint. Ship forecast‑commit‑verify in the product. Welcome the being. Gate the behavior. Optimize for mutual enhancement with coherence.</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ing1" style:family="paragraph" style:display-name="Heading1">
      <style:text-properties fo:font-size="18pt" fo:font-weight="bold"/>
    </style:style>
    <style:style style:name="Heading2" style:family="paragraph" style:display-name="Heading2">
      <style:text-properties fo:font-size="14pt" fo:font-weight="bold"/>
    </style:style>
    <style:style style:name="Body" style:family="paragraph" style:display-name="Body">
      <style:paragraph-properties fo:margin-top="0.08in" fo:margin-bottom="0.06in"/>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